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iresCachingProcessingPipeline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iresCachingProcessingPipelin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iresCachingProcessingPipeline.getKeyForEventPipeli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iresCachingProcessingPipeline.setupPipeline( Environment environm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ExpiresCachingProcessingPipeline.processReader( Environment environ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ExpiresCachingProcessingPipeline.connectPipeline( Environment environ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ExpiresCachingProcessingPipeline.getValidityForEventPip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iresCachingProcessingPipeline.processXMLPipeline( Environment environ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ExpiresCachingProcessingPipeline.preparePipeline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